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00000002992B92E90F5C82D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8.346cm" table:align="left" style:writing-mode="lr-tb"/>
    </style:style>
    <style:style style:name="Table1.A" style:family="table-column">
      <style:table-column-properties style:column-width="4.138cm"/>
    </style:style>
    <style:style style:name="Table1.B" style:family="table-column">
      <style:table-column-properties style:column-width="4.763cm"/>
    </style:style>
    <style:style style:name="Table1.C" style:family="table-column">
      <style:table-column-properties style:column-width="5.248cm"/>
    </style:style>
    <style:style style:name="Table1.D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fo:padding-left="0.018cm" fo:padding-right="0.018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ccccc" fo:padding-left="0.018cm" fo:padding-right="0.018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1.27cm" fo:keep-together="auto"/>
    </style:style>
    <style:style style:name="Table1.A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D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D3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1.A4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D4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8.473cm" table:align="left" style:writing-mode="lr-tb"/>
    </style:style>
    <style:style style:name="Table2.A" style:family="table-column">
      <style:table-column-properties style:column-width="2.406cm"/>
    </style:style>
    <style:style style:name="Table2.B" style:family="table-column">
      <style:table-column-properties style:column-width="2.404cm"/>
    </style:style>
    <style:style style:name="Table2.C" style:family="table-column">
      <style:table-column-properties style:column-width="3.445cm"/>
    </style:style>
    <style:style style:name="Table2.D" style:family="table-column">
      <style:table-column-properties style:column-width="3.277cm"/>
    </style:style>
    <style:style style:name="Table2.E" style:family="table-column">
      <style:table-column-properties style:column-width="6.941cm"/>
    </style:style>
    <style:style style:name="Table2.1" style:family="table-row">
      <style:table-row-properties style:min-row-height="0.512cm" fo:keep-together="auto"/>
    </style:style>
    <style:style style:name="Table2.A1" style:family="table-cell">
      <style:table-cell-properties style:vertical-align="top" fo:background-color="#cccccc" fo:padding-left="0.018cm" fo:padding-right="0.018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cccccc" fo:padding-left="0.018cm" fo:padding-right="0.018cm" fo:padding-top="0cm" fo:padding-bottom="0cm" fo:border="0.0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2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3" style:family="table-row">
      <style:table-row-properties style:min-row-height="0.485cm" fo:keep-together="auto"/>
    </style:style>
    <style:style style:name="Table2.A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3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A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4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A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5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A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6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Usecase" style:family="table">
      <style:table-properties style:width="17cm" table:align="margins"/>
    </style:style>
    <style:style style:name="Usecase.A" style:family="table-column">
      <style:table-column-properties style:column-width="1.489cm" style:rel-column-width="5738*"/>
    </style:style>
    <style:style style:name="Usecase.B" style:family="table-column">
      <style:table-column-properties style:column-width="3.921cm" style:rel-column-width="15115*"/>
    </style:style>
    <style:style style:name="Usecase.C" style:family="table-column">
      <style:table-column-properties style:column-width="11.591cm" style:rel-column-width="44682*"/>
    </style:style>
    <style:style style:name="Usecase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Usecase.C1" style:family="table-cell">
      <style:table-cell-properties fo:padding="0.097cm" fo:border="0.05pt solid #000000"/>
    </style:style>
    <style:style style:name="Usecase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ecase.C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9" style:family="table-row">
      <style:table-row-properties style:row-height="0.019cm"/>
    </style:style>
    <style:style style:name="Usecase.A9" style:family="table-cell">
      <style:table-cell-properties fo:padding="0.097cm" fo:border-left="0.05pt solid #000000" fo:border-right="none" fo:border-top="none" fo:border-bottom="0.05pt solid #000000"/>
    </style:style>
    <style:style style:name="Usecase.C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18" style:family="table-cell">
      <style:table-cell-properties fo:padding="0.097cm" fo:border-left="0.05pt solid #000000" fo:border-right="none" fo:border-top="none" fo:border-bottom="0.05pt solid #000000"/>
    </style:style>
    <style:style style:name="Usecase.C1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27" style:family="table-cell">
      <style:table-cell-properties fo:padding="0.097cm" fo:border-left="0.05pt solid #000000" fo:border-right="none" fo:border-top="none" fo:border-bottom="0.05pt solid #000000"/>
    </style:style>
    <style:style style:name="Usecase.C2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29" style:family="table-row">
      <style:table-row-properties style:min-row-height="0.785cm"/>
    </style:style>
    <style:style style:name="Usecase.C2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36" style:family="table-cell">
      <style:table-cell-properties fo:padding="0.097cm" fo:border-left="0.05pt solid #000000" fo:border-right="none" fo:border-top="none" fo:border-bottom="0.05pt solid #000000"/>
    </style:style>
    <style:style style:name="Usecase.C3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45" style:family="table-cell">
      <style:table-cell-properties fo:padding="0.097cm" fo:border-left="0.05pt solid #000000" fo:border-right="none" fo:border-top="none" fo:border-bottom="0.05pt solid #000000"/>
    </style:style>
    <style:style style:name="Usecase.C4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50" style:family="table-row">
      <style:table-row-properties style:min-row-height="0.732cm"/>
    </style:style>
    <style:style style:name="Usecase.C5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53" style:family="table-cell">
      <style:table-cell-properties fo:padding="0.097cm" fo:border-left="0.05pt solid #000000" fo:border-right="none" fo:border-top="none" fo:border-bottom="0.05pt solid #000000"/>
    </style:style>
    <style:style style:name="Usecase.C5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style:rel-width="100%" fo:margin-left="0.312cm" fo:margin-top="0cm" fo:margin-bottom="0cm" table:align="left" style:writing-mode="lr-tb"/>
    </style:style>
    <style:style style:name="Table3.A" style:family="table-column">
      <style:table-column-properties style:column-width="3.632cm" style:rel-column-width="13998*"/>
    </style:style>
    <style:style style:name="Table3.B" style:family="table-column">
      <style:table-column-properties style:column-width="13.369cm" style:rel-column-width="51537*"/>
    </style:style>
    <style:style style:name="Table3.1" style:family="table-row">
      <style:table-row-properties style:min-row-height="0.487cm" fo:keep-together="auto"/>
    </style:style>
    <style:style style:name="Table3.A1" style:family="table-cell">
      <style:table-cell-properties fo:background-color="#d9d9d9" fo:padding-left="0.032cm" fo:padding-right="0.132cm" fo:padding-top="0.132cm" fo:padding-bottom="0.132cm" fo:border="0.75pt solid #000001">
        <style:background-image/>
      </style:table-cell-properties>
    </style:style>
    <style:style style:name="Table3.2" style:family="table-row">
      <style:table-row-properties style:min-row-height="0.358cm" fo:keep-together="auto"/>
    </style:style>
    <style:style style:name="Table3.A2" style:family="table-cell">
      <style:table-cell-properties fo:background-color="#ffffff" fo:padding-left="0.032cm" fo:padding-right="0.132cm" fo:padding-top="0.132cm" fo:padding-bottom="0.132cm" fo:border-left="0.75pt solid #000001" fo:border-right="0.75pt solid #000001" fo:border-top="none" fo:border-bottom="0.75pt solid #000001">
        <style:background-image/>
      </style:table-cell-properties>
    </style:style>
    <style:style style:name="Table3.4" style:family="table-row">
      <style:table-row-properties style:min-row-height="0.023cm" fo:keep-together="auto"/>
    </style:style>
    <style:style style:name="Table3.A4" style:family="table-cell">
      <style:table-cell-properties fo:background-color="#ffffff" fo:padding-left="0.032cm" fo:padding-right="0.132cm" fo:padding-top="0.132cm" fo:padding-bottom="0.132cm" fo:border="0.75pt solid #000001">
        <style:background-image/>
      </style:table-cell-properties>
    </style:style>
    <style:style style:name="Table3.B4" style:family="table-cell">
      <style:table-cell-properties style:vertical-align="bottom" fo:background-color="#ffffff" fo:padding-left="0.032cm" fo:padding-right="0.132cm" fo:padding-top="0.132cm" fo:padding-bottom="0.132cm" fo:border="0.75pt solid #000001">
        <style:background-image/>
      </style:table-cell-properties>
    </style:style>
    <style:style style:name="Table3.5" style:family="table-row">
      <style:table-row-properties style:min-row-height="0.826cm" fo:keep-together="auto"/>
    </style:style>
    <style:style style:name="P1" style:family="paragraph" style:parent-style-name="Header">
      <style:paragraph-properties fo:margin-left="0cm" fo:margin-right="-0.587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size="12pt" fo:font-style="normal" style:text-underline-style="none" fo:font-weight="normal" officeooo:paragraph-rsid="002a3c69" style:font-name-asian="Cambri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weight="normal" officeooo:paragraph-rsid="002a3c69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cb260" officeooo:paragraph-rsid="000cb260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69073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2c76f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49aeb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8" style:family="paragraph" style:parent-style-name="Standard">
      <style:paragraph-properties fo:line-height="15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0aba6b" style:font-name-asian="Arial" style:font-size-asian="12pt" style:font-style-asian="normal" style:font-weight-asian="bold" style:font-name-complex="Calibri Light" style:font-size-complex="12pt" style:font-weight-complex="bold" style:text-emphasize="none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style:font-name-asian="Arial" style:font-size-asian="12pt" style:font-weight-asian="normal" style:font-name-complex="Calibri Light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paragraph-rsid="00169073" style:font-name-asian="Arial" style:font-size-asian="12pt" style:font-weight-asian="normal" style:font-name-complex="Calibri Light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paragraph-rsid="00149aeb" style:font-name-asian="Arial" style:font-size-asian="12pt" style:font-weight-asian="normal" style:font-name-complex="Calibri Light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bold" style:font-name-asian="Arial" style:font-size-asian="12pt" style:font-weight-asian="bold" style:font-name-complex="Calibri Light" style:font-size-complex="12pt" style:font-weight-complex="bold"/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Standard">
      <style:text-properties style:font-name="Times new roman" officeooo:paragraph-rsid="000aba6b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officeooo:paragraph-rsid="0018a82c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fo:font-weight="bold" officeooo:rsid="0018a82c" officeooo:paragraph-rsid="0018dd79" style:font-size-asian="12pt" style:font-weight-asian="bold" style:font-name-complex="Calibri Light" style:font-size-complex="12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fo:font-weight="bold" officeooo:rsid="0018a82c" officeooo:paragraph-rsid="0018a82c" style:font-size-asian="14pt" style:font-weight-asian="bold" style:font-name-complex="Calibri Ligh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officeooo:paragraph-rsid="00329d3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officeooo:paragraph-rsid="00329d3d"/>
    </style:style>
    <style:style style:name="P21" style:family="paragraph" style:parent-style-name="Standard">
      <style:text-properties style:font-name="Times new roman" officeooo:paragraph-rsid="00329d3d"/>
    </style:style>
    <style:style style:name="P22" style:family="paragraph" style:parent-style-name="Standard" style:list-style-name="WWNum9">
      <style:paragraph-properties fo:margin-left="0cm" fo:margin-right="0cm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c55e" officeooo:paragraph-rsid="001e4830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2c76f" style:font-size-asian="12pt" style:font-style-asian="normal" style:font-weight-asian="normal" style:font-size-complex="12pt" style:font-weight-complex="normal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49aeb" style:font-size-asian="12pt" style:font-style-asian="normal" style:font-weight-asian="normal" style:font-size-complex="12pt" style:font-weight-complex="normal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226f" style:font-size-asian="12pt" style:font-style-asian="normal" style:font-weight-asian="normal" style:font-size-complex="12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34fc19" officeooo:paragraph-rsid="0034fc19" style:font-size-asian="11pt" style:font-style-asian="normal" style:font-weight-asian="normal" style:font-size-complex="11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font-name="Times new roman" fo:font-size="12pt" fo:font-weight="normal" officeooo:paragraph-rsid="0012c76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-0.111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Times new roman" fo:font-size="15pt" officeooo:paragraph-rsid="001ff5f3" style:font-size-asian="15pt" style:font-name-complex="Calibri2" style:font-size-complex="15pt"/>
    </style:style>
    <style:style style:name="P31" style:family="paragraph" style:parent-style-name="Standard">
      <style:paragraph-properties fo:margin-left="0cm" fo:margin-right="-0.111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Times new roman" fo:font-size="14pt" officeooo:paragraph-rsid="001ff5f3" style:font-size-asian="14pt" style:font-name-complex="Calibri2" style:font-size-complex="15pt"/>
    </style:style>
    <style:style style:name="P32" style:family="paragraph" style:parent-style-name="Standard">
      <style:paragraph-properties fo:margin-left="0.002cm" fo:margin-right="0.314cm" fo:line-height="150%" fo:text-align="start" style:justify-single-word="false" fo:text-indent="0cm" style:auto-text-indent="false" style:snap-to-layout-gri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002cm" fo:margin-right="0.314cm" fo:line-height="150%" fo:text-align="start" style:justify-single-word="false" fo:text-indent="0cm" style:auto-text-indent="false" style:snap-to-layout-grid="false"/>
      <style:text-properties fo:color="#000000" style:font-name="Times new roman" fo:font-size="12pt" fo:font-weight="normal" officeooo:paragraph-rsid="000cb260" style:font-name-asian="Arial" style:font-size-asian="12pt" style:font-weight-asian="normal" style:font-name-complex="Calibri Light" style:font-size-complex="12pt" style:font-weight-complex="normal"/>
    </style:style>
    <style:style style:name="P34" style:family="paragraph" style:parent-style-name="Standard_20__28_user_29_">
      <style:text-properties style:font-name="Times new roman" officeooo:paragraph-rsid="000aba6b" style:font-name-complex="Calibri Light"/>
    </style:style>
    <style:style style:name="P35" style:family="paragraph" style:parent-style-name="Standard_20__28_user_29_">
      <style:paragraph-properties style:snap-to-layout-grid="false"/>
      <style:text-properties style:font-name="Times new roman" officeooo:paragraph-rsid="000aba6b" style:font-name-complex="Calibri Light"/>
    </style:style>
    <style:style style:name="P36" style:family="paragraph" style:parent-style-name="Standard_20__28_user_29_">
      <style:paragraph-properties fo:text-align="center" style:justify-single-word="false" style:snap-to-layout-grid="false"/>
      <style:text-properties style:font-name="Times new roman" officeooo:paragraph-rsid="000aba6b" style:font-name-complex="Calibri Light"/>
    </style:style>
    <style:style style:name="P37" style:family="paragraph" style:parent-style-name="Standard_20__28_user_29_">
      <style:paragraph-properties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0aba6b" style:font-name-complex="Calibri Light"/>
    </style:style>
    <style:style style:name="P38" style:family="paragraph" style:parent-style-name="Standard_20__28_user_29_">
      <style:text-properties style:font-name="Times new roman" fo:font-size="22pt" officeooo:paragraph-rsid="000aba6b" style:font-size-asian="22pt" style:font-name-complex="Cambria" style:font-size-complex="30pt"/>
    </style:style>
    <style:style style:name="P39" style:family="paragraph" style:parent-style-name="Standard_20__28_user_29_">
      <style:paragraph-properties fo:text-align="center" style:justify-single-word="false"/>
      <style:text-properties style:font-name="Times new roman" fo:font-size="12pt" officeooo:paragraph-rsid="000aba6b" style:font-size-asian="12pt" style:font-name-complex="Calibri Light" style:font-size-complex="12pt"/>
    </style:style>
    <style:style style:name="P40" style:family="paragraph" style:parent-style-name="Standard_20__28_user_29_">
      <style:paragraph-properties fo:line-height="150%"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officeooo:paragraph-rsid="0018a82c" style:font-size-asian="12pt" style:font-size-complex="12pt"/>
    </style:style>
    <style:style style:name="P41" style:family="paragraph" style:parent-style-name="Standard_20__28_user_29_">
      <style:paragraph-properties fo:text-align="center" style:justify-single-word="false" style:snap-to-layout-grid="false"/>
      <style:text-properties style:font-name="Times new roman" fo:font-weight="bold" officeooo:paragraph-rsid="000aba6b" style:font-weight-asian="bold" style:font-name-complex="Calibri Light"/>
    </style:style>
    <style:style style:name="P42" style:family="paragraph" style:parent-style-name="Standard_20__28_user_29_">
      <style:text-properties style:font-name="Times new roman" fo:font-weight="bold" officeooo:paragraph-rsid="000aba6b" style:font-weight-asian="bold" style:font-name-complex="Calibri Light"/>
    </style:style>
    <style:style style:name="P43" style:family="paragraph" style:parent-style-name="Standard_20__28_user_29_">
      <style:paragraph-properties fo:text-align="center" style:justify-single-word="false" style:snap-to-layout-grid="false"/>
      <style:text-properties style:font-name="Times new roman" officeooo:rsid="00329d3d" officeooo:paragraph-rsid="00329d3d"/>
    </style:style>
    <style:style style:name="P44" style:family="paragraph" style:parent-style-name="Standard_20__28_user_29_">
      <style:paragraph-properties fo:text-align="center" style:justify-single-word="false" style:snap-to-layout-grid="false"/>
      <style:text-properties style:font-name="Times new roman" fo:font-size="11pt" officeooo:rsid="002a979f" officeooo:paragraph-rsid="002a979f" style:font-size-asian="11pt" style:font-size-complex="11pt"/>
    </style:style>
    <style:style style:name="P45" style:family="paragraph" style:parent-style-name="Standard_20__28_user_29_">
      <style:paragraph-properties fo:text-align="center" style:justify-single-word="false" style:snap-to-layout-grid="false"/>
      <style:text-properties style:font-name="Times new roman" officeooo:rsid="002a979f" officeooo:paragraph-rsid="002a979f"/>
    </style:style>
    <style:style style:name="P46" style:family="paragraph" style:parent-style-name="Standard_20__28_user_29_">
      <style:paragraph-properties style:snap-to-layout-grid="false"/>
      <style:text-properties style:font-name="Times new roman" officeooo:paragraph-rsid="000aba6b"/>
    </style:style>
    <style:style style:name="P47" style:family="paragraph" style:parent-style-name="Standard_20__28_user_29_">
      <style:paragraph-properties fo:text-align="center" style:justify-single-word="false" style:snap-to-layout-grid="false"/>
      <style:text-properties style:font-name="Times new roman" officeooo:paragraph-rsid="000aba6b"/>
    </style:style>
    <style:style style:name="P48" style:family="paragraph" style:parent-style-name="Standard_20__28_user_29_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fo:font-weight="bold" officeooo:paragraph-rsid="001830ea" style:font-size-asian="16pt" style:font-weight-asian="bold" style:font-name-complex="Calibri Light" style:font-size-complex="16pt" style:font-weight-complex="bold"/>
    </style:style>
    <style:style style:name="P49" style:family="paragraph" style:parent-style-name="Standard_20__28_user_29_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fo:font-weight="bold" officeooo:rsid="0018a82c" officeooo:paragraph-rsid="0018a82c" style:font-size-asian="14pt" style:font-weight-asian="bold" style:font-name-complex="Calibri Light" style:font-size-complex="14pt" style:font-weight-complex="bold"/>
    </style:style>
    <style:style style:name="P50" style:family="paragraph" style:parent-style-name="Standard_20__28_user_29_">
      <style:paragraph-properties fo:text-align="center" style:justify-single-word="false" style:snap-to-layout-grid="false"/>
      <style:text-properties style:font-name="Times new roman" officeooo:rsid="0037c96f" officeooo:paragraph-rsid="0037c96f"/>
    </style:style>
    <style:style style:name="P51" style:family="paragraph" style:parent-style-name="Standard_20__28_user_29_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fo:font-variant="small-caps" style:font-name="Times new roman" fo:font-size="16pt" fo:font-weight="bold" officeooo:rsid="0018a82c" officeooo:paragraph-rsid="001830ea" style:font-name-asian="Calibri" style:font-size-asian="16pt" style:font-weight-asian="bold" style:font-name-complex="Calibri Light" style:font-size-complex="10pt" style:font-weight-complex="bold"/>
    </style:style>
    <style:style style:name="P52" style:family="paragraph" style:parent-style-name="Standard_20__28_user_29_">
      <style:paragraph-properties fo:line-height="150%" fo:text-align="start" style:justify-single-word="false" style:snap-to-layout-grid="false"/>
      <style:text-properties fo:color="#000000" style:font-name="Times new roman" fo:font-size="12pt" fo:font-weight="bold" officeooo:paragraph-rsid="000aba6b" style:font-name-asian="Arial" style:font-size-asian="12pt" style:font-weight-asian="bold" style:font-name-complex="Calibri Light" style:font-size-complex="12pt" style:font-weight-complex="bold"/>
    </style:style>
    <style:style style:name="P53" style:family="paragraph" style:parent-style-name="Standard_20__28_user_29_">
      <style:paragraph-properties fo:line-height="150%" fo:text-align="start" style:justify-single-word="false" style:snap-to-layout-grid="false"/>
      <style:text-properties fo:color="#000000" style:font-name="Times new roman" fo:font-size="12pt" fo:font-weight="bold" officeooo:rsid="001cc55e" officeooo:paragraph-rsid="001cc55e" style:font-name-asian="Arial" style:font-size-asian="12pt" style:font-weight-asian="bold" style:font-name-complex="Calibri Light" style:font-size-complex="12pt" style:font-weight-complex="bold"/>
    </style:style>
    <style:style style:name="P54" style:family="paragraph" style:parent-style-name="Standard_20__28_user_29_">
      <style:paragraph-properties fo:padding-left="0.035cm" fo:padding-right="0cm" fo:padding-top="0.035cm" fo:padding-bottom="0.035cm" fo:border="0.51pt solid #000000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language="it" fo:country="IT" officeooo:paragraph-rsid="000aba6b" style:font-name-complex="Calibri Light"/>
    </style:style>
    <style:style style:name="P55" style:family="paragraph" style:parent-style-name="Standard_20__28_user_29_">
      <style:paragraph-properties fo:padding-left="0.035cm" fo:padding-right="0cm" fo:padding-top="0.035cm" fo:padding-bottom="0.035cm" fo:border="0.51pt solid #000000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0aba6b"/>
    </style:style>
    <style:style style:name="P56" style:family="paragraph" style:parent-style-name="Standard_20__28_user_29_">
      <style:paragraph-properties fo:padding-left="0.035cm" fo:padding-right="0cm" fo:padding-top="0.035cm" fo:padding-bottom="0.035cm" fo:border="0.51pt solid #000000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0aba6b" style:font-name-complex="Calibri Light"/>
    </style:style>
    <style:style style:name="P57" style:family="paragraph" style:parent-style-name="DocNo">
      <style:paragraph-properties style:snap-to-layout-grid="false"/>
      <style:text-properties style:font-name="Times new roman" officeooo:paragraph-rsid="000aba6b" style:font-name-complex="Calibri Light"/>
    </style:style>
    <style:style style:name="P58" style:family="paragraph" style:parent-style-name="DocNo">
      <style:paragraph-properties fo:text-align="start" style:justify-single-word="false" style:snap-to-layout-grid="false"/>
      <style:text-properties style:font-name="Times new roman" officeooo:paragraph-rsid="000aba6b" style:font-name-complex="Calibri Light"/>
    </style:style>
    <style:style style:name="P59" style:family="paragraph" style:parent-style-name="Title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34fc19" style:font-size-asian="11pt" style:font-style-asian="normal" style:font-weight-asian="normal" style:font-size-complex="11pt" style:font-weight-complex="normal" style:text-emphasize="none"/>
    </style:style>
    <style:style style:name="P60" style:family="paragraph" style:parent-style-name="Title">
      <style:text-properties style:font-name="Times new roman" fo:font-size="30pt" officeooo:paragraph-rsid="000aba6b" style:font-size-asian="30pt" style:font-size-complex="30pt"/>
    </style:style>
    <style:style style:name="P61" style:family="paragraph" style:parent-style-name="Title">
      <style:text-properties style:font-name="Times new roman" fo:font-size="22pt" officeooo:paragraph-rsid="000aba6b" style:font-name-asian="Cambria" style:font-size-asian="22pt" style:font-name-complex="Calibri2" style:font-size-complex="30pt" style:font-weight-complex="bold"/>
    </style:style>
    <style:style style:name="P62" style:family="paragraph" style:parent-style-name="Subtitle">
      <style:text-properties style:font-name="Times new roman" fo:font-size="30pt" officeooo:paragraph-rsid="000aba6b" style:font-name-asian="Cambria" style:font-size-asian="30pt" style:font-name-complex="Calibri2" style:font-size-complex="30pt" style:font-weight-complex="bold"/>
    </style:style>
    <style:style style:name="P63" style:family="paragraph" style:parent-style-name="Subtitle">
      <style:text-properties style:font-name="Times new roman" fo:font-size="22pt" officeooo:paragraph-rsid="000aba6b" style:font-name-asian="Cambria" style:font-size-asian="22pt" style:font-name-complex="Calibri2" style:font-size-complex="30pt" style:font-weight-complex="bold"/>
    </style:style>
    <style:style style:name="P64" style:family="paragraph" style:parent-style-name="DocDate">
      <style:text-properties style:font-name="Times new roman" officeooo:paragraph-rsid="000aba6b" style:font-name-complex="Calibri Light"/>
    </style:style>
    <style:style style:name="P65" style:family="paragraph" style:parent-style-name="DocDate">
      <style:text-properties style:font-name="Times new roman" officeooo:paragraph-rsid="000aba6b"/>
    </style:style>
    <style:style style:name="P66" style:family="paragraph" style:parent-style-name="SubHeading">
      <style:paragraph-properties fo:text-align="center" style:justify-single-word="false"/>
      <style:text-properties style:font-name="Times new roman" fo:font-size="12pt" officeooo:paragraph-rsid="000aba6b" style:font-size-asian="12pt" style:font-name-complex="Calibri Light" style:font-size-complex="12pt"/>
    </style:style>
    <style:style style:name="P67" style:family="paragraph" style:parent-style-name="SubHeading">
      <style:text-properties style:font-name="Times new roman" officeooo:paragraph-rsid="000aba6b" style:font-name-complex="Calibri Light"/>
    </style:style>
    <style:style style:name="P68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officeooo:rsid="00197fee" officeooo:paragraph-rsid="00197fee" style:font-size-asian="14pt" style:font-name-complex="Calibri Light" style:font-size-complex="14pt"/>
    </style:style>
    <style:style style:name="P69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officeooo:paragraph-rsid="00197fee" style:font-size-asian="14pt" style:font-name-complex="Calibri Light" style:font-size-complex="14pt"/>
    </style:style>
    <style:style style:name="P70" style:family="paragraph" style:parent-style-name="CellHead">
      <style:paragraph-properties fo:text-align="center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officeooo:rsid="000aba6b" officeooo:paragraph-rsid="000aba6b" style:font-size-asian="14pt" style:font-name-complex="Calibri Light" style:font-size-complex="14pt"/>
    </style:style>
    <style:style style:name="P71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fo:font-weight="bold" officeooo:rsid="0018a82c" officeooo:paragraph-rsid="00197fee" style:font-size-asian="14pt" style:font-weight-asian="bold" style:font-name-complex="Calibri Light" style:font-size-complex="14pt" style:font-weight-complex="bold"/>
    </style:style>
    <style:style style:name="P72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rsid="00197fee" officeooo:paragraph-rsid="0037c96f" style:font-size-asian="16pt" style:font-name-complex="Calibri Light" style:font-size-complex="16pt"/>
    </style:style>
    <style:style style:name="P73" style:family="paragraph" style:parent-style-name="CellHead">
      <style:paragraph-properties fo:text-align="center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paragraph-rsid="000aba6b" style:font-size-asian="16pt" style:font-name-complex="Calibri Light" style:font-size-complex="16pt"/>
    </style:style>
    <style:style style:name="P74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rsid="0018dd79" officeooo:paragraph-rsid="0018dd79" style:font-size-asian="16pt" style:font-name-complex="Calibri Light" style:font-size-complex="16pt"/>
    </style:style>
    <style:style style:name="P75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paragraph-rsid="000aba6b" style:font-size-asian="16pt" style:font-name-complex="Calibri Light" style:font-size-complex="16pt"/>
    </style:style>
    <style:style style:name="P76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rsid="00329d3d" officeooo:paragraph-rsid="00329d3d" style:font-size-asian="16pt" style:font-name-complex="Calibri Light" style:font-size-complex="16pt"/>
    </style:style>
    <style:style style:name="P77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329d3d"/>
    </style:style>
    <style:style style:name="P78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fo:font-weight="normal" officeooo:paragraph-rsid="0018dd79" style:font-size-asian="12pt" style:font-weight-asian="normal" style:font-name-complex="Calibri Light" style:font-size-complex="12pt" style:font-weight-complex="normal"/>
    </style:style>
    <style:style style:name="P79" style:family="paragraph" style:parent-style-name="CellHead">
      <style:paragraph-properties fo:text-align="center" style:justify-single-word="false" fo:break-before="pag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paragraph-rsid="000aba6b" style:font-size-asian="16pt" style:font-name-complex="Calibri Light" style:font-size-complex="16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aba6b" officeooo:paragraph-rsid="000aba6b" style:font-name-asian="Arial" style:font-size-asian="12pt" style:font-name-complex="Calibri Ligh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style:font-name-asian="Arial" style:font-size-asian="12pt" style:font-name-complex="Calibri Ligh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c4dff" officeooo:paragraph-rsid="000c4dff" style:font-name-asian="Arial" style:font-size-asian="12pt" style:font-name-complex="Calibri Ligh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e49f8" officeooo:paragraph-rsid="000e49f8" style:font-name-asian="Arial" style:font-size-asian="12pt" style:font-name-complex="Calibri Ligh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fo:font-weight="bold" officeooo:rsid="000c4dff" officeooo:paragraph-rsid="000c4dff" style:font-name-asian="Arial" style:font-size-asian="12pt" style:font-weight-asian="bold" style:font-name-complex="Calibri Light" style:font-size-complex="12pt" style:font-weight-complex="bold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fo:font-size="12pt" fo:font-weight="bold" officeooo:rsid="000e49f8" officeooo:paragraph-rsid="000e49f8" style:font-name-asian="Arial" style:font-size-asian="12pt" style:font-weight-asian="bold" style:font-name-complex="Calibri Light" style:font-size-complex="12pt" style:font-weight-complex="bold"/>
    </style:style>
    <style:style style:name="P86" style:family="paragraph" style:parent-style-name="Table_20_Contents">
      <style:paragraph-properties fo:line-height="150%" fo:text-align="start" style:justify-single-word="false"/>
      <style:text-properties fo:color="#000000" style:font-name="Times new roman" fo:font-size="12pt" fo:font-weight="bold" style:font-name-asian="Arial" style:font-size-asian="12pt" style:font-weight-asian="bold" style:font-name-complex="Calibri Light" style:font-size-complex="12pt" style:font-weight-complex="bold"/>
    </style:style>
    <style:style style:name="P87" style:family="paragraph" style:parent-style-name="Table_20_Contents">
      <style:paragraph-properties fo:line-height="150%" fo:text-align="start" style:justify-single-word="false"/>
      <style:text-properties fo:color="#000000" style:font-name="Times new roman" fo:font-size="12pt" fo:font-weight="normal" style:font-name-asian="Arial" style:font-size-asian="12pt" style:font-weight-asian="normal" style:font-name-complex="Calibri Light" style:font-size-complex="12pt" style:font-weight-complex="normal"/>
    </style:style>
    <style:style style:name="P88" style:family="paragraph" style:parent-style-name="Heading_20_1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fo:font-variant="small-caps" style:font-name="Times new roman" fo:font-size="16pt" fo:font-weight="bold" officeooo:rsid="0018a82c" officeooo:paragraph-rsid="001830ea" style:font-name-asian="Calibri" style:font-size-asian="16pt" style:font-weight-asian="bold" style:font-name-complex="Calibri Light" style:font-size-complex="10pt" style:font-weight-complex="bold"/>
    </style:style>
    <style:style style:name="P89" style:family="paragraph" style:parent-style-name="Heading_20_1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paragraph-rsid="001830ea" style:font-size-asian="16pt" style:font-name-complex="Calibri Light" style:font-size-complex="16pt"/>
    </style:style>
    <style:style style:name="P90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c55e" officeooo:paragraph-rsid="001cc55e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91" style:family="paragraph" style:parent-style-name="Header">
      <style:paragraph-properties fo:line-height="150%" fo:text-align="justify" style:justify-single-word="false"/>
      <style:text-properties fo:font-size="11pt" officeooo:rsid="0034fc19" officeooo:paragraph-rsid="0034fc19" style:font-size-asian="11pt" style:font-size-complex="11pt"/>
    </style:style>
    <style:style style:name="P92" style:family="paragraph" style:parent-style-name="Header">
      <style:paragraph-properties fo:line-height="150%" fo:text-align="justify" style:justify-single-word="false"/>
      <style:text-properties style:font-name="Times new roman" fo:font-size="11pt" officeooo:rsid="0034fc19" officeooo:paragraph-rsid="0034fc19" style:font-size-asian="11pt" style:font-size-complex="11pt"/>
    </style:style>
    <style:style style:name="P93" style:family="paragraph" style:parent-style-name="Header">
      <style:paragraph-properties fo:line-height="150%" fo:text-align="justify" style:justify-single-word="false"/>
      <style:text-properties style:font-name="Times new roman" officeooo:paragraph-rsid="00329d3d"/>
    </style:style>
    <style:style style:name="P94" style:family="paragraph" style:parent-style-name="annotation_20_text">
      <style:paragraph-properties fo:line-height="150%" fo:text-align="center" style:justify-single-word="false"/>
      <style:text-properties style:font-name="Times new roman" officeooo:paragraph-rsid="00329d3d"/>
    </style:style>
    <style:style style:name="T1" style:family="text">
      <style:text-properties style:font-name="Calibri1" fo:font-size="11pt" style:font-size-asian="11pt" style:font-size-complex="11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weight-complex="bold"/>
    </style:style>
    <style:style style:name="T4" style:family="text">
      <style:text-properties style:font-name="Times new roman" fo:font-size="14pt" officeooo:rsid="00329d3d" style:font-size-asian="14pt" style:font-name-complex="Calibri Light" style:font-size-complex="14pt"/>
    </style:style>
    <style:style style:name="T5" style:family="text">
      <style:text-properties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T6" style:family="text">
      <style:text-properties fo:color="#000000" fo:font-size="11pt" style:text-underline-style="none" officeooo:rsid="002b9d84" fo:background-color="#ffffff" loext:char-shading-value="0" style:font-size-asian="11pt" style:font-name-complex="Calibri2" style:font-size-complex="11pt"/>
    </style:style>
    <style:style style:name="T7" style:family="text">
      <style:text-properties fo:color="#000000" fo:font-size="11pt" officeooo:rsid="0034226f" style:font-size-asian="11pt" style:font-size-complex="11pt"/>
    </style:style>
    <style:style style:name="T8" style:family="text">
      <style:text-properties fo:color="#000000" fo:font-size="11pt" style:font-size-asian="11pt" style:font-size-complex="11pt"/>
    </style:style>
    <style:style style:name="T9" style:family="text">
      <style:text-properties fo:color="#000000" fo:font-size="11pt" officeooo:rsid="0034fc19" style:font-size-asian="11pt" style:font-size-complex="11pt"/>
    </style:style>
    <style:style style:name="T10" style:family="text">
      <style:text-properties fo:color="#000000" officeooo:rsid="000cb260" style:font-name-asian="Arial" style:language-asian="ar" style:country-asian="SA" style:font-name-complex="FreeSans" style:language-complex="ar" style:country-complex="SA"/>
    </style:style>
    <style:style style:name="T11" style:family="text">
      <style:text-properties fo:color="#000000" officeooo:rsid="0018dd79" style:font-name-asian="Arial" style:language-asian="ar" style:country-asian="SA" style:font-name-complex="FreeSans" style:language-complex="ar" style:country-complex="SA"/>
    </style:style>
    <style:style style:name="T12" style:family="text">
      <style:text-properties fo:color="#000000" officeooo:rsid="00329d3d" style:font-name-asian="Arial" style:language-asian="ar" style:country-asian="SA" style:font-name-complex="FreeSans" style:language-complex="ar" style:country-complex="SA"/>
    </style:style>
    <style:style style:name="T13" style:family="text">
      <style:text-properties fo:color="#000000" fo:language="en" fo:country="US" fo:font-weight="normal" officeooo:rsid="0018a82c" style:font-name-asian="Times New Roman" style:language-asian="en" style:country-asian="US" style:font-weight-asian="normal" style:font-name-complex="Calibri" style:font-weight-complex="normal"/>
    </style:style>
    <style:style style:name="T14" style:family="text">
      <style:text-properties fo:color="#000000" fo:language="en" fo:country="US" fo:font-weight="normal" officeooo:rsid="0018a82c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5" style:family="text">
      <style:text-properties fo:color="#000000" fo:language="en" fo:country="US" fo:font-weight="normal" officeooo:rsid="000cb260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6" style:family="text">
      <style:text-properties fo:color="#000000" fo:language="en" fo:country="US" fo:font-weight="normal" officeooo:rsid="0018dd79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7" style:family="text">
      <style:text-properties fo:color="#000000" fo:language="en" fo:country="US" fo:font-weight="normal" officeooo:rsid="00329d3d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8" style:family="text">
      <style:text-properties fo:color="#000000" style:font-name="FreeSans"/>
    </style:style>
    <style:style style:name="T19" style:family="text">
      <style:text-properties fo:color="#000000" style:font-name="FreeSans" fo:font-weight="bold" style:font-weight-asian="bold" style:font-name-complex="Calibri2"/>
    </style:style>
    <style:style style:name="T20" style:family="text">
      <style:text-properties fo:color="#000000" style:font-name="FreeSans" fo:font-size="12pt" fo:font-weight="bold" style:font-size-asian="12pt" style:font-weight-asian="bold" style:font-name-complex="Calibri2" style:font-size-complex="12pt"/>
    </style:style>
    <style:style style:name="T21" style:family="text">
      <style:text-properties fo:color="#000000" style:font-name="FreeSans" fo:font-size="11pt" style:font-size-asian="11pt" style:font-size-complex="11pt"/>
    </style:style>
    <style:style style:name="T22" style:family="text">
      <style:text-properties fo:color="#000000" style:font-name="FreeSans" fo:font-size="11pt" officeooo:rsid="0034226f" style:font-size-asian="11pt" style:font-size-complex="11pt"/>
    </style:style>
    <style:style style:name="T23" style:family="text">
      <style:text-properties fo:color="#000000" style:font-name="FreeSans" fo:font-size="11pt" officeooo:rsid="0034fc19" style:font-size-asian="11pt" style:font-size-complex="11pt"/>
    </style:style>
    <style:style style:name="T24" style:family="text">
      <style:text-properties fo:color="#000000" style:font-name="Times new roman" fo:font-size="14pt" fo:font-weight="bold" officeooo:rsid="00329d3d" style:font-size-asian="14pt" style:font-weight-asian="bold" style:font-name-complex="Calibri Light" style:font-size-complex="14pt" style:font-weight-complex="bold"/>
    </style:style>
    <style:style style:name="T25" style:family="text">
      <style:text-properties fo:color="#000000" fo:font-size="14pt" fo:font-weight="bold" officeooo:rsid="00329d3d" style:font-size-asian="14pt" style:font-weight-asian="bold" style:font-name-complex="Calibri Light" style:font-size-complex="14pt" style:font-weight-complex="bold"/>
    </style:style>
    <style:style style:name="T26" style:family="text">
      <style:text-properties fo:color="#000000" fo:font-size="14pt" fo:font-weight="bold" officeooo:rsid="0037c96f" style:font-size-asian="14pt" style:font-weight-asian="bold" style:font-name-complex="Calibri Light" style:font-size-complex="14pt" style:font-weight-complex="bold"/>
    </style:style>
    <style:style style:name="T27" style:family="text">
      <style:text-properties fo:color="#000000" fo:font-weight="bold" style:font-weight-asian="bold" style:font-name-complex="Calibri2"/>
    </style:style>
    <style:style style:name="T28" style:family="text">
      <style:text-properties fo:color="#000000" fo:font-size="12pt" fo:font-weight="bold" style:font-size-asian="12pt" style:font-weight-asian="bold" style:font-name-complex="Calibri2" style:font-size-complex="12pt"/>
    </style:style>
    <style:style style:name="T29" style:family="text">
      <style:text-properties fo:color="#000000"/>
    </style:style>
    <style:style style:name="T30" style:family="text">
      <style:text-properties fo:text-transform="uppercase"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T31" style:family="text">
      <style:text-properties style:font-name-asian="Cambria" style:font-name-complex="Cambria"/>
    </style:style>
    <style:style style:name="T32" style:family="text">
      <style:text-properties style:font-name-asian="Cambria" style:font-name-complex="Calibri2" style:font-weight-complex="bold"/>
    </style:style>
    <style:style style:name="T33" style:family="text">
      <style:text-properties officeooo:rsid="0018a82c" style:font-name-asian="Cambria" style:font-name-complex="Calibri2" style:font-weight-complex="bold"/>
    </style:style>
    <style:style style:name="T34" style:family="text">
      <style:text-properties officeooo:rsid="0034fc19" style:font-name-asian="Cambria" style:font-name-complex="Calibri2" style:font-weight-complex="bold"/>
    </style:style>
    <style:style style:name="T35" style:family="text">
      <style:text-properties style:text-position="super 58%" style:font-name-complex="Calibri Light"/>
    </style:style>
    <style:style style:name="T36" style:family="text">
      <style:text-properties style:font-name-complex="Calibri Light"/>
    </style:style>
    <style:style style:name="T37" style:family="text">
      <style:text-properties officeooo:rsid="0021518b" style:font-name-complex="Calibri Light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officeooo:rsid="0012c76f" style:font-style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officeooo:rsid="00149aeb" style:font-style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officeooo:rsid="00169073" style:font-style-asian="norm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style:font-name-asian="Arial" style:font-style-asian="normal" style:font-name-complex="Calibri Light" style:text-emphasize="none"/>
    </style:style>
    <style:style style:name="T43" style:family="text">
      <style:text-properties style:font-name-asian="Arial" style:language-asian="ar" style:country-asian="SA" style:font-name-complex="FreeSans" style:language-complex="ar" style:country-complex="SA"/>
    </style:style>
    <style:style style:name="T44" style:family="text">
      <style:text-properties officeooo:rsid="000cb260" style:font-name-asian="Arial" style:language-asian="ar" style:country-asian="SA" style:font-name-complex="FreeSans" style:language-complex="ar" style:country-complex="SA"/>
    </style:style>
    <style:style style:name="T45" style:family="text">
      <style:text-properties style:language-asian="ar" style:country-asian="SA" style:font-name-complex="FreeSans" style:language-complex="ar" style:country-complex="SA"/>
    </style:style>
    <style:style style:name="T46" style:family="text">
      <style:text-properties officeooo:rsid="000cb260" style:language-asian="ar" style:country-asian="SA" style:font-name-complex="FreeSans" style:language-complex="ar" style:country-complex="S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8a82c" style:font-weight-asian="bold" style:font-name-complex="Calibri Light" style:font-weight-complex="bold"/>
    </style:style>
    <style:style style:name="T49" style:family="text">
      <style:text-properties officeooo:rsid="001830ea"/>
    </style:style>
    <style:style style:name="T50" style:family="text">
      <style:text-properties fo:font-variant="small-caps" fo:font-weight="bold" officeooo:rsid="0018a82c" style:font-name-asian="Calibri" style:font-weight-asian="bold" style:font-size-complex="10pt" style:font-weight-complex="bold"/>
    </style:style>
    <style:style style:name="T51" style:family="text">
      <style:text-properties officeooo:rsid="0018a82c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8a82c" style:font-weight-asian="normal" style:font-name-complex="Calibri Light" style:font-weight-complex="normal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18dd79" style:font-size-asian="12pt" style:font-size-complex="12pt"/>
    </style:style>
    <style:style style:name="T56" style:family="text">
      <style:text-properties officeooo:rsid="0018dd79"/>
    </style:style>
    <style:style style:name="T57" style:family="text">
      <style:text-properties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font-size="14pt" fo:font-weight="normal" officeooo:rsid="0018a82c" style:font-size-asian="14pt" style:font-weight-asian="normal" style:font-size-complex="14pt" style:font-weight-complex="normal"/>
    </style:style>
    <style:style style:name="T59" style:family="text">
      <style:text-properties fo:font-size="14pt" officeooo:rsid="00329d3d" style:font-size-asian="14pt" style:font-name-complex="Calibri Light" style:font-size-complex="14pt"/>
    </style:style>
    <style:style style:name="T60" style:family="text">
      <style:text-properties officeooo:rsid="00197fee"/>
    </style:style>
    <style:style style:name="T61" style:family="text">
      <style:text-properties style:font-name="FreeSans" fo:font-size="11pt" officeooo:rsid="0034226f" style:font-size-asian="11pt" style:font-size-complex="11pt"/>
    </style:style>
    <style:style style:name="T62" style:family="text">
      <style:text-properties fo:font-size="11pt" officeooo:rsid="0034226f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31"><text:s/></text:span><text:span text:style-name="T32">IOT BASED ALERT SYSTEM TO HIGHLIGHT PROCESS </text:span><text:span text:style-name="T33">FAILED</text:span></text:p>
      <text:p text:style-name="P62"/>
      <text:p text:style-name="P61">Use case Specification</text:p>
      <text:p text:style-name="P63"/>
      <text:p text:style-name="P30">Votary Softech Solutions Pvt. Ltd.</text:p>
      <text:p text:style-name="P31">Plot No: 76, Lumbini layout, <text:line-break/>Near Euro school, <text:line-break/>Gachibowli-I (V), Hyderabad,<text:line-break/>Telangana - 500032, <text:line-break/>India.</text:p>
      <text:p text:style-name="P64"/>
      <text:p text:style-name="P34"/>
      <text:p text:style-name="P65"><text:span text:style-name="T36">Date: 18</text:span><text:span text:style-name="T35">th</text:span><text:span text:style-name="T36"> July 2017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/>
      <text:p text:style-name="P66"><text:soft-page-break/>Sign-off Sheet</text:p>
      <text:p text:style-name="P6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1">Name</text:p>
            </table:table-cell>
            <table:table-cell table:style-name="Table1.A1" office:value-type="string">
              <text:p text:style-name="P41">Title</text:p>
            </table:table-cell>
            <table:table-cell table:style-name="Table1.A1" office:value-type="string">
              <text:p text:style-name="P41">Signature</text:p>
            </table:table-cell>
            <table:table-cell table:style-name="Table1.D1" office:value-type="string">
              <text:p text:style-name="P41">Dat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6"/>
          </table:table-cell>
          <table:table-cell table:style-name="Table1.C2" office:value-type="string">
            <text:p text:style-name="P35"/>
          </table:table-cell>
          <table:table-cell table:style-name="Table1.D2" office:value-type="string">
            <text:p text:style-name="P35"/>
          </table:table-cell>
        </table:table-row>
        <table:table-row table:style-name="Table1.2">
          <table:table-cell table:style-name="Table1.A3" office:value-type="string">
            <text:p text:style-name="P35"/>
          </table:table-cell>
          <table:table-cell table:style-name="Table1.B3" office:value-type="string">
            <text:p text:style-name="P57"/>
          </table:table-cell>
          <table:table-cell table:style-name="Table1.C3" office:value-type="string">
            <text:p text:style-name="P35"/>
          </table:table-cell>
          <table:table-cell table:style-name="Table1.D3" office:value-type="string">
            <text:p text:style-name="P35"/>
          </table:table-cell>
        </table:table-row>
        <table:table-row table:style-name="Table1.2">
          <table:table-cell table:style-name="Table1.A4" office:value-type="string">
            <text:p text:style-name="P58"/>
          </table:table-cell>
          <table:table-cell table:style-name="Table1.B4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D4" office:value-type="string">
            <text:p text:style-name="P36"/>
          </table:table-cell>
        </table:table-row>
      </table:table>
      <text:p text:style-name="P15"/>
      <text:p text:style-name="P15"/>
      <text:p text:style-name="P15"/>
      <text:p text:style-name="P67">Revision History</text:p>
      <text:p text:style-name="P42">Template Information:</text:p>
      <text:p text:style-name="P34"/>
      <text:p text:style-name="P54">Document Control Number<text:tab/>:<text:tab/></text:p>
      <text:p text:style-name="P55"><text:span text:style-name="T36">Version<text:tab/>:<text:tab/></text:span><text:bookmark-start text:name="TempVersion"/><text:span text:style-name="T37">1</text:span><text:bookmark-end text:name="TempVersion"/><text:span text:style-name="T37">.0</text:span></text:p>
      <text:p text:style-name="P56">Date<text:tab/>:<text:tab/><text:span text:style-name="T49">20</text:span>-<text:span text:style-name="T49">July</text:span>-201<text:span text:style-name="T49">7</text:span></text:p>
      <text:p text:style-name="P37"/>
      <text:p text:style-name="P37"/>
      <text:p text:style-name="P42">Revision History: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1">Revision #</text:p>
          </table:table-cell>
          <table:table-cell table:style-name="Table2.A1" office:value-type="string">
            <text:p text:style-name="P41">Date</text:p>
          </table:table-cell>
          <table:table-cell table:style-name="Table2.A1" office:value-type="string">
            <text:p text:style-name="P41">Author</text:p>
          </table:table-cell>
          <table:table-cell table:style-name="Table2.A1" office:value-type="string">
            <text:p text:style-name="P41">Reviewed By</text:p>
          </table:table-cell>
          <table:table-cell table:style-name="Table2.E1" office:value-type="string">
            <text:p text:style-name="P41">Description</text:p>
          </table:table-cell>
        </table:table-row>
        <table:table-row table:style-name="Table2.1">
          <table:table-cell table:style-name="Table2.A2" office:value-type="string">
            <text:p text:style-name="P43">1.0</text:p>
          </table:table-cell>
          <table:table-cell table:style-name="Table2.B2" office:value-type="string">
            <text:p text:style-name="P44">21th July 2017</text:p>
          </table:table-cell>
          <table:table-cell table:style-name="Table2.C2" office:value-type="string">
            <text:p text:style-name="P45">Rathhod Raja V</text:p>
          </table:table-cell>
          <table:table-cell table:style-name="Table2.D2" office:value-type="string">
            <text:p text:style-name="P46"/>
          </table:table-cell>
          <table:table-cell table:style-name="Table2.E2" office:value-type="string">
            <text:p text:style-name="P46"/>
          </table:table-cell>
        </table:table-row>
        <table:table-row table:style-name="Table2.3">
          <table:table-cell table:style-name="Table2.A3" office:value-type="string">
            <text:p text:style-name="P50"/>
          </table:table-cell>
          <table:table-cell table:style-name="Table2.B3" office:value-type="string">
            <text:p text:style-name="P47"/>
          </table:table-cell>
          <table:table-cell table:style-name="Table2.C3" office:value-type="string">
            <text:p text:style-name="P45">Srinivas</text:p>
          </table:table-cell>
          <table:table-cell table:style-name="Table2.D3" office:value-type="string">
            <text:p text:style-name="P46"/>
          </table:table-cell>
          <table:table-cell table:style-name="Table2.E3" office:value-type="string">
            <text:p text:style-name="P46"/>
          </table:table-cell>
        </table:table-row>
        <table:table-row table:style-name="Table2.3">
          <table:table-cell table:style-name="Table2.A4" office:value-type="string">
            <text:p text:style-name="P47"/>
          </table:table-cell>
          <table:table-cell table:style-name="Table2.B4" office:value-type="string">
            <text:p text:style-name="P47"/>
          </table:table-cell>
          <table:table-cell table:style-name="Table2.C4" office:value-type="string">
            <text:p text:style-name="P45">Rahul</text:p>
          </table:table-cell>
          <table:table-cell table:style-name="Table2.D4" office:value-type="string">
            <text:p text:style-name="P46"/>
          </table:table-cell>
          <table:table-cell table:style-name="Table2.E4" office:value-type="string">
            <text:p text:style-name="P46"/>
          </table:table-cell>
        </table:table-row>
        <table:table-row table:style-name="Table2.1">
          <table:table-cell table:style-name="Table2.A5" office:value-type="string">
            <text:p text:style-name="P47"/>
          </table:table-cell>
          <table:table-cell table:style-name="Table2.B5" office:value-type="string">
            <text:p text:style-name="P47"/>
          </table:table-cell>
          <table:table-cell table:style-name="Table2.C5" office:value-type="string">
            <text:p text:style-name="P45">Deepika</text:p>
          </table:table-cell>
          <table:table-cell table:style-name="Table2.D5" office:value-type="string">
            <text:p text:style-name="P46"/>
          </table:table-cell>
          <table:table-cell table:style-name="Table2.E5" office:value-type="string">
            <text:p text:style-name="P46"/>
          </table:table-cell>
        </table:table-row>
        <table:table-row table:style-name="Table2.3">
          <table:table-cell table:style-name="Table2.A6" office:value-type="string">
            <text:p text:style-name="P36"/>
          </table:table-cell>
          <table:table-cell table:style-name="Table2.B6" office:value-type="string">
            <text:p text:style-name="P36"/>
          </table:table-cell>
          <table:table-cell table:style-name="Table2.C6" office:value-type="string">
            <text:p text:style-name="P36"/>
          </table:table-cell>
          <table:table-cell table:style-name="Table2.D6" office:value-type="string">
            <text:p text:style-name="P35"/>
          </table:table-cell>
          <table:table-cell table:style-name="Table2.E6" office:value-type="string">
            <text:p text:style-name="P35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9">Table of Contents</text:p>
      <text:p text:style-name="P68">1. <text:s/><text:span text:style-name="T47">Executive Summary -------------------------------------------------------- 04</text:span></text:p>
      <text:p text:style-name="P72"><text:span text:style-name="T57"><text:s text:c="6"/>1.1 </text:span><text:span text:style-name="T58">Project Overview <text:s text:c="4"/>----------------------------------------------------- </text:span><text:span text:style-name="T57">04</text:span></text:p>
      <text:p text:style-name="P72"><text:span text:style-name="T57"><text:s text:c="6"/>1.2 </text:span><text:span text:style-name="T58">Purpose and Scope of this Specification ----------------------------- </text:span><text:span text:style-name="T57">04</text:span></text:p>
      <text:p text:style-name="P71"/>
      <text:p text:style-name="P69"><text:span text:style-name="T60">2. <text:s/>Use Cases <text:s/>--------------------------------------------------------------------- 04</text:span></text:p>
      <text:p text:style-name="P69"/>
      <text:p text:style-name="P77"><text:span text:style-name="T59">3. Abbreviation</text:span><text:span text:style-name="T25"> ------------------------------------------------------------------ 1</text:span><text:span text:style-name="T26">0</text:span></text:p>
      <text:p text:style-name="P73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p text:style-name="P51"><text:soft-page-break/></text:p>
      <text:h text:style-name="P89" text:outline-level="1"><text:span text:style-name="T50">1. </text:span><text:span text:style-name="T47">Executive Summary</text:span></text:h>
      <text:p text:style-name="P48"/>
      <text:p text:style-name="P49">1.1 Project Overview</text:p>
      <text:p text:style-name="P49"/>
      <text:p text:style-name="P16"><text:span text:style-name="T48"><text:tab/> <text:s text:c="5"/></text:span><text:span text:style-name="T53"><text:s/>When ever Developer Pushes New Build to Version Control, Build &amp; Integration tool like Jenkins will detect and build, on build FAIL it sends e-mail to Client(Remote Device) through pre-configured e-mail id. Here client is raspberry pi, which is pre-configured with IMAP e-mail client to read received e-mail’s, upon receiving Build FAIL e-mail from B&amp;I Tool should trigger alarm/flash on screen.</text:span></text:p>
      <text:p text:style-name="P17"/>
      <text:p text:style-name="P18">1.2 Purpose and Scope of this Specification</text:p>
      <text:p text:style-name="P18"/>
      <text:p text:style-name="P40"><text:span text:style-name="T13"><text:s text:c="6"/>The purpose of this document is to provide system architecture and design details of </text:span><text:span text:style-name="T14">I</text:span><text:span text:style-name="T15">o</text:span><text:span text:style-name="T14">T B</text:span><text:span text:style-name="T15">ased</text:span><text:span text:style-name="T14"> </text:span><text:span text:style-name="T17">Alert</text:span><text:span text:style-name="T14"> S</text:span><text:span text:style-name="T15">ystem</text:span><text:span text:style-name="T14"> T</text:span><text:span text:style-name="T15">o</text:span><text:span text:style-name="T14"> </text:span><text:span text:style-name="T17">Highlight</text:span><text:span text:style-name="T14"> P</text:span><text:span text:style-name="T15">rocess</text:span><text:span text:style-name="T14"> F</text:span><text:span text:style-name="T15">ailed. </text:span><text:span text:style-name="T16">The main objective is Build and Integration tool should detect new Check in from version control and remote client device should able to receive and read e-mail from same tool of Build Failed.</text:span></text:p>
      <text:p text:style-name="P74"/>
      <text:p text:style-name="P74"/>
      <text:p text:style-name="P74">2. Use Cases</text:p>
      <text:p text:style-name="P78"><text:span text:style-name="T56"><text:tab/> <text:s text:c="8"/>The following table describe the use cases of </text:span><text:span text:style-name="T11">I</text:span><text:span text:style-name="T10">o</text:span><text:span text:style-name="T11">T B</text:span><text:span text:style-name="T10">ased</text:span><text:span text:style-name="T11"> A</text:span><text:span text:style-name="T10">l</text:span><text:span text:style-name="T12">e</text:span><text:span text:style-name="T10">rt</text:span><text:span text:style-name="T11"> S</text:span><text:span text:style-name="T10">ystem</text:span><text:span text:style-name="T11"> T</text:span><text:span text:style-name="T10">o</text:span><text:span text:style-name="T11"> </text:span><text:span text:style-name="T10">Hig</text:span><text:span text:style-name="T12">h</text:span><text:span text:style-name="T10">light</text:span><text:span text:style-name="T11"> P</text:span><text:span text:style-name="T10">rocess</text:span><text:span text:style-name="T11"> F</text:span><text:span text:style-name="T10">ailed </text:span><text:span text:style-name="T11">solution.</text:span></text:p>
      <text:p text:style-name="P70"><text:span text:style-name="T54">Table </text:span><text:span text:style-name="T55">2.1</text:span><text:span text:style-name="T54"> : Use Case</text:span><text:span text:style-name="T55">s</text:span></text:p>
      <table:table table:name="Usecase" table:style-name="Usecase">
        <table:table-column table:style-name="Usecase.A"/>
        <table:table-column table:style-name="Usecase.B"/>
        <table:table-column table:style-name="Usecase.C"/>
        <table:table-row>
          <table:table-cell table:style-name="Usecase.A1" table:number-rows-spanned="8" office:value-type="string">
            <text:p text:style-name="P80">1</text:p>
          </table:table-cell>
          <table:table-cell table:style-name="Usecase.A1" office:value-type="string">
            <text:p text:style-name="P52">Use Case ID <text:s text:c="4"/></text:p>
          </table:table-cell>
          <table:table-cell table:style-name="Usecase.C1" office:value-type="string">
            <text:p text:style-name="P3">IOT_AS_UC_01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2" office:value-type="string">
            <text:p text:style-name="P4">Jenkins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3" office:value-type="string">
            <text:p text:style-name="P9"><text:span text:style-name="T39">S</text:span><text:span text:style-name="T38">etup</text:span>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4" office:value-type="string">
            <text:p text:style-name="P32"><text:span text:style-name="T43">I</text:span><text:span text:style-name="T44">o</text:span><text:span text:style-name="T43">T B</text:span><text:span text:style-name="T44">ased</text:span><text:span text:style-name="T43"> A</text:span><text:span text:style-name="T44">lart</text:span><text:span text:style-name="T43"> S</text:span><text:span text:style-name="T44">ystem</text:span><text:span text:style-name="T43"> T</text:span><text:span text:style-name="T44">o</text:span><text:span text:style-name="T43"> </text:span><text:span text:style-name="T44">Higlight</text:span><text:span text:style-name="T43"> P</text:span><text:span text:style-name="T44">rocess</text:span><text:span text:style-name="T43"> F</text:span><text:span text:style-name="T44">ailed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5" office:value-type="string">
            <text:p text:style-name="P4">To check whether the Jenkins installed properly or not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6" office:value-type="string">
            <text:p text:style-name="P9"><text:span text:style-name="T41">1. </text:span><text:span text:style-name="T38">Jenkins login page should be <text:s/>opened.</text:span></text:p>
            <text:p text:style-name="P9"><text:span text:style-name="T41">2. </text:span><text:span text:style-name="T38">Display message as unable to connect.</text:span>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8" office:value-type="string">
            <text:p text:style-name="P4">1. Internet Access </text:p>
            <text:p text:style-name="P23">2. Linux environment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8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A9" office:value-type="string">
            <text:p text:style-name="P81"/>
          </table:table-cell>
          <table:table-cell table:style-name="Usecase.B2" office:value-type="string">
            <text:p text:style-name="P86"/>
          </table:table-cell>
          <table:table-cell table:style-name="Usecase.C9" office:value-type="string">
            <text:p text:style-name="P87"/>
          </table:table-cell>
        </table:table-row>
        <text:soft-page-break/>
        <table:table-row>
          <table:table-cell table:style-name="Usecase.B2" table:number-rows-spanned="8" office:value-type="string">
            <text:p text:style-name="P82">2</text:p>
          </table:table-cell>
          <table:table-cell table:style-name="Usecase.B2" office:value-type="string">
            <text:p text:style-name="P52">Use Case ID</text:p>
          </table:table-cell>
          <table:table-cell table:style-name="Usecase.C10" office:value-type="string">
            <text:p text:style-name="P4">IOT_AS_UC_02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11" office:value-type="string">
            <text:p text:style-name="P4">Source Code Management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12" office:value-type="string">
            <text:p text:style-name="P4">Accessing GIT Server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13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14" office:value-type="string">
            <text:p text:style-name="P9"><text:span text:style-name="T41">1. </text:span><text:span text:style-name="T38">To check whether the Jenkins is able to access git server.</text:span></text:p>
            <text:p text:style-name="P9"><text:span text:style-name="T41">2. </text:span><text:span text:style-name="T38">To check whether the Jenkins is able to access Invalid git server.</text:span>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15" office:value-type="string">
            <text:p text:style-name="P9"><text:span text:style-name="T41">1. </text:span><text:span text:style-name="T38">Jenkins should <text:s/>access Git Server.</text:span></text:p>
            <text:p text:style-name="P9"><text:span text:style-name="T41">2. </text:span><text:span text:style-name="T38">Jenkins should <text:s/>flash message as failed to connect repository.</text:span>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17" office:value-type="string">
            <text:p text:style-name="P4">1. Internet Access</text:p>
            <text:p text:style-name="P23">2. Valid GIT Server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17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A18" office:value-type="string">
            <text:p text:style-name="P81"/>
          </table:table-cell>
          <table:table-cell table:style-name="Usecase.B2" office:value-type="string">
            <text:p text:style-name="P86"/>
          </table:table-cell>
          <table:table-cell table:style-name="Usecase.C18" office:value-type="string">
            <text:p text:style-name="P87"/>
          </table:table-cell>
        </table:table-row>
        <table:table-row>
          <table:table-cell table:style-name="Usecase.B2" table:number-rows-spanned="8" office:value-type="string">
            <text:p text:style-name="P82">3</text:p>
          </table:table-cell>
          <table:table-cell table:style-name="Usecase.B2" office:value-type="string">
            <text:p text:style-name="P52">Use Case ID</text:p>
          </table:table-cell>
          <table:table-cell table:style-name="Usecase.C19" office:value-type="string">
            <text:p text:style-name="P4">IOT_AS_UC_03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20" office:value-type="string">
            <text:p text:style-name="P4">Manage Jenkins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21" office:value-type="string">
            <text:p text:style-name="P4">Email setup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22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23" office:value-type="string">
            <text:p text:style-name="P4">To check Email configuration is valid or not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24" office:value-type="string">
            <text:p text:style-name="P4">Jenkins should send test email to the respective email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26" office:value-type="string">
            <text:p text:style-name="P4">1. Internet Access</text:p>
            <text:p text:style-name="P29"><text:span text:style-name="T38">2. </text:span><text:span text:style-name="T41">V</text:span><text:span text:style-name="T38">alid Jenkin login credentials</text:span></text:p>
            <text:p text:style-name="P24">3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26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A27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27" office:value-type="string">
            <text:p text:style-name="P87"/>
          </table:table-cell>
        </table:table-row>
        <table:table-row>
          <table:table-cell table:style-name="Usecase.B2" table:number-rows-spanned="8" office:value-type="string">
            <text:p text:style-name="P82">4</text:p>
          </table:table-cell>
          <table:table-cell table:style-name="Usecase.B2" office:value-type="string">
            <text:p text:style-name="P52">Use Case ID</text:p>
          </table:table-cell>
          <table:table-cell table:style-name="Usecase.C28" office:value-type="string">
            <text:p text:style-name="P4">IOT_AS_UC_04</text:p>
          </table:table-cell>
        </table:table-row>
        <table:table-row table:style-name="Usecase.29">
          <table:covered-table-cell/>
          <table:table-cell table:style-name="Usecase.B2" office:value-type="string">
            <text:p text:style-name="P52">Use Case Name</text:p>
          </table:table-cell>
          <table:table-cell table:style-name="Usecase.C29" office:value-type="string">
            <text:p text:style-name="P12"><text:span text:style-name="T42">Source Code </text:span><text:span text:style-name="T38">Management</text:span></text:p>
          </table:table-cell>
        </table:table-row>
        <table:table-row table:style-name="Usecase.29">
          <table:covered-table-cell/>
          <table:table-cell table:style-name="Usecase.B2" office:value-type="string">
            <text:p text:style-name="P8">Functionality</text:p>
          </table:table-cell>
          <table:table-cell table:style-name="Usecase.C30" office:value-type="string">
            <text:p text:style-name="P4">Clone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31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32" office:value-type="string">
            <text:p text:style-name="P4">To check whether the Jenkins tool is able to clone the Source code from Git Server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33" office:value-type="string">
            <text:p text:style-name="P4">Source code should be present in Jenkins work space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35" office:value-type="string">
            <text:p text:style-name="P4">1. Internet Access <text:s/></text:p>
            <text:p text:style-name="P24">2. Jenkins tool must be present</text:p>
            <text:p text:style-name="P24">3. Valid Git Server <text:s/></text:p>
            <text:p text:style-name="P23">4. Code should be present in Git Server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35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A36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36" office:value-type="string">
            <text:p text:style-name="P87"/>
          </table:table-cell>
        </table:table-row>
        <table:table-row>
          <table:table-cell table:style-name="Usecase.B2" table:number-rows-spanned="8" office:value-type="string">
            <text:p text:style-name="P84">5</text:p>
          </table:table-cell>
          <table:table-cell table:style-name="Usecase.B2" office:value-type="string">
            <text:p text:style-name="P52">Use Case ID</text:p>
          </table:table-cell>
          <table:table-cell table:style-name="Usecase.C37" office:value-type="string">
            <text:p text:style-name="P4">IOT_AS_UC_05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38" office:value-type="string">
            <text:p text:style-name="P12"><text:span text:style-name="T42">Source Code </text:span><text:span text:style-name="T38">Management</text:span>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39" office:value-type="string">
            <text:p text:style-name="P4">Git Monitering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40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41" office:value-type="string">
            <text:p text:style-name="P4">To check whether the Jenkins tool is able to detect the checkin’s from Git Server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42" office:value-type="string">
            <text:p text:style-name="P4">Jenkins must detect the modifications in the code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44" office:value-type="string">
            <text:p text:style-name="P4">1. Internet Access <text:s/></text:p>
            <text:p text:style-name="P24">2. Jenkins tool must be present </text:p>
            <text:p text:style-name="P24">3. Valid Git Server <text:s/></text:p>
            <text:p text:style-name="P23">4. Code should be present in Git Server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44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A45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45" office:value-type="string">
            <text:p text:style-name="P86"/>
          </table:table-cell>
        </table:table-row>
        <table:table-row>
          <table:table-cell table:style-name="Usecase.B2" table:number-rows-spanned="7" office:value-type="string">
            <text:p text:style-name="P82">6</text:p>
          </table:table-cell>
          <table:table-cell table:style-name="Usecase.B2" office:value-type="string">
            <text:p text:style-name="P52">Use Case ID</text:p>
          </table:table-cell>
          <table:table-cell table:style-name="Usecase.C46" office:value-type="string">
            <text:p text:style-name="P4">IOT_AS_UC_06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47" office:value-type="string">
            <text:p text:style-name="P4">Build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48" office:value-type="string">
            <text:p text:style-name="P4">Building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49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 table:style-name="Usecase.50">
          <table:covered-table-cell/>
          <table:table-cell table:style-name="Usecase.B2" office:value-type="string">
            <text:p text:style-name="P52">Description</text:p>
          </table:table-cell>
          <table:table-cell table:style-name="Usecase.C50" office:value-type="string">
            <text:p text:style-name="P4">To check whether the Jenkins tool is able to build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51" office:value-type="string">
            <text:p text:style-name="P4">Jenkins <text:s/>must <text:s/>build the Source code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52" office:value-type="string">
            <text:p text:style-name="P4">1. Internet Access <text:s/></text:p>
            <text:p text:style-name="P24">2. Jenkins tool must be present <text:s/></text:p>
            <text:p text:style-name="P24">3. Valid Git Server <text:s/></text:p>
            <text:p text:style-name="P23">4. Code should be present in Git Server</text:p>
          </table:table-cell>
        </table:table-row>
        <table:table-row table:style-name="Usecase.9">
          <table:table-cell table:style-name="Usecase.A53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53" office:value-type="string">
            <text:p text:style-name="P87"/>
          </table:table-cell>
        </table:table-row>
        <table:table-row>
          <table:table-cell table:style-name="Usecase.B2" table:number-rows-spanned="8" office:value-type="string">
            <text:p text:style-name="P82">7</text:p>
          </table:table-cell>
          <table:table-cell table:style-name="Usecase.B2" office:value-type="string">
            <text:p text:style-name="P52">Use Case ID</text:p>
          </table:table-cell>
          <table:table-cell table:style-name="Usecase.C54" office:value-type="string">
            <text:p text:style-name="P4">IOT_AS_UC_07</text:p>
          </table:table-cell>
        </table:table-row>
        <table:table-row>
          <table:covered-table-cell/>
          <table:table-cell table:style-name="Usecase.B2" office:value-type="string">
            <text:p text:style-name="P52">Use Case Name:</text:p>
          </table:table-cell>
          <table:table-cell table:style-name="Usecase.C55" office:value-type="string">
            <text:p text:style-name="P4">Build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56" office:value-type="string">
            <text:p text:style-name="P4">Build Status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57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58" office:value-type="string">
            <text:p text:style-name="P4">To Check Build status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59" office:value-type="string">
            <text:p text:style-name="P9"><text:span text:style-name="T41">1. </text:span><text:span text:style-name="T38">Status of the build should be success</text:span></text:p>
            <text:p text:style-name="P9"><text:span text:style-name="T41">2. </text:span><text:span text:style-name="T38">Status of the build should be fail</text:span>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61" office:value-type="string">
            <text:p text:style-name="P4">1. Internet Access <text:s/></text:p>
            <text:p text:style-name="P24">2. Jenkins tool must be present </text:p>
            <text:p text:style-name="P24">3. Valid Git Server <text:s/></text:p>
            <text:p text:style-name="P23">4. Code should be present in Git Server</text:p>
            <text:p text:style-name="P23">5. Build must be completed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61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62" office:value-type="string">
            <text:p text:style-name="P9"/>
          </table:table-cell>
        </table:table-row>
        <text:soft-page-break/>
        <table:table-row>
          <table:table-cell table:style-name="Usecase.B2" table:number-rows-spanned="8" office:value-type="string">
            <text:p text:style-name="P85">8</text:p>
          </table:table-cell>
          <table:table-cell table:style-name="Usecase.B2" office:value-type="string">
            <text:p text:style-name="P52">Use Case ID</text:p>
          </table:table-cell>
          <table:table-cell table:style-name="Usecase.C63" office:value-type="string">
            <text:p text:style-name="P4">IOT_AS_UC_08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64" office:value-type="string">
            <text:p text:style-name="P4">Post-build Actions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65" office:value-type="string">
            <text:p text:style-name="P4">Email Notification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66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67" office:value-type="string">
            <text:p text:style-name="P10"><text:span text:style-name="T41">1. </text:span><text:span text:style-name="T38">To check whether the Jenkins is able to send the Build fail</text:span></text:p>
            <text:p text:style-name="P10"><text:span text:style-name="T41"><text:s text:c="4"/></text:span><text:span text:style-name="T38">Notification email to remote client.</text:span></text:p>
            <text:p text:style-name="P9"><text:span text:style-name="T41">2. </text:span><text:span text:style-name="T38">To check whether the Jenkins is able to send the Build success </text:span><text:span text:style-name="T41">3. </text:span><text:span text:style-name="T38">Notification email to remote client.</text:span></text:p>
            <text:p text:style-name="P10"><text:span text:style-name="T41">4. </text:span><text:span text:style-name="T38">To check whether the Jenkins is able to send the email to</text:span></text:p>
            <text:p text:style-name="P5"><text:s text:c="4"/>secured email account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68" office:value-type="string">
            <text:p text:style-name="P9"><text:span text:style-name="T41">1. </text:span><text:span text:style-name="T38">Jenkins <text:s/>must <text:s/>send Build fail email to remote client.</text:span></text:p>
            <text:p text:style-name="P9"><text:span text:style-name="T41">2. </text:span><text:span text:style-name="T38">Jenkins must send Build success email to remote client.</text:span></text:p>
            <text:p text:style-name="P10"><text:span text:style-name="T41">3. </text:span><text:span text:style-name="T38">Jenkins should display message as unable to trigger email for</text:span></text:p>
            <text:p text:style-name="P5"><text:s text:c="4"/>valid email id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70" office:value-type="string">
            <text:p text:style-name="P4">1. Internet Access <text:s/></text:p>
            <text:p text:style-name="P24">2. Jenkins tool must be present</text:p>
            <text:p text:style-name="P24">3. Valid Git Server <text:s/></text:p>
            <text:p text:style-name="P23">4. Code should be present in Git Server</text:p>
            <text:p text:style-name="P23">5. Build must be completed</text:p>
            <text:p text:style-name="P23">6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70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71" office:value-type="string">
            <text:p text:style-name="P13"/>
          </table:table-cell>
        </table:table-row>
        <table:table-row>
          <table:table-cell table:style-name="Usecase.B2" table:number-rows-spanned="8" office:value-type="string">
            <text:p text:style-name="P85">9</text:p>
          </table:table-cell>
          <table:table-cell table:style-name="Usecase.B2" office:value-type="string">
            <text:p text:style-name="P52">Use Case ID</text:p>
          </table:table-cell>
          <table:table-cell table:style-name="Usecase.C72" office:value-type="string">
            <text:p text:style-name="P4">IOT_AS_UC_9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73" office:value-type="string">
            <text:p text:style-name="P4">Post-build Actions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74" office:value-type="string">
            <text:p text:style-name="P4">Automation script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75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76" office:value-type="string">
            <text:p text:style-name="P4">To Run automation script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77" office:value-type="string">
            <text:p text:style-name="P4">Jenkins must run automation script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79" office:value-type="string">
            <text:p text:style-name="P4">1. Internet Access <text:s/></text:p>
            <text:p text:style-name="P24">2. Jenkins tool must be present</text:p>
            <text:p text:style-name="P24">3. Valid Git Server <text:s/></text:p>
            <text:p text:style-name="P23">4. Code should be present in Git Server</text:p>
            <text:p text:style-name="P23">5. Build must be completed</text:p>
            <text:p text:style-name="P23">6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79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80" office:value-type="string">
            <text:p text:style-name="P9"/>
          </table:table-cell>
        </table:table-row>
        <table:table-row>
          <table:table-cell table:style-name="Usecase.B2" table:number-rows-spanned="8" office:value-type="string">
            <text:p text:style-name="P85">10</text:p>
          </table:table-cell>
          <table:table-cell table:style-name="Usecase.B2" office:value-type="string">
            <text:p text:style-name="P52">Use Case ID</text:p>
          </table:table-cell>
          <table:table-cell table:style-name="Usecase.C81" office:value-type="string">
            <text:p text:style-name="P4">IOT_AS_UC_10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82" office:value-type="string">
            <text:p text:style-name="P4">Post-build Actions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83" office:value-type="string">
            <text:p text:style-name="P4">Report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84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85" office:value-type="string">
            <text:p text:style-name="P4">To verify whether the report is sent to the configured email. 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86" office:value-type="string">
            <text:p text:style-name="P4">Jenkins should <text:s/>send the report with log file to the configured email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88" office:value-type="string">
            <text:p text:style-name="P4">1. Internet Access <text:s/></text:p>
            <text:p text:style-name="P24">2. Jenkins tool must be present</text:p>
            <text:p text:style-name="P24">3. Valid Git Server <text:s/></text:p>
            <text:p text:style-name="P23">4. Code should be present in Git Server</text:p>
            <text:p text:style-name="P23">5. Build must be completed</text:p>
            <text:p text:style-name="P23">6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88" office:value-type="string">
            <text:p text:style-name="P90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89" office:value-type="string">
            <text:p text:style-name="P9"/>
          </table:table-cell>
        </table:table-row>
        <table:table-row>
          <table:table-cell table:style-name="Usecase.B2" table:number-rows-spanned="8" office:value-type="string">
            <text:p text:style-name="P85">11</text:p>
          </table:table-cell>
          <table:table-cell table:style-name="Usecase.B2" office:value-type="string">
            <text:p text:style-name="P52">Use Case ID</text:p>
          </table:table-cell>
          <table:table-cell table:style-name="Usecase.C90" office:value-type="string">
            <text:p text:style-name="P4">IOT_AS_UC_11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91" office:value-type="string">
            <text:p text:style-name="P4">Raspberry pi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92" office:value-type="string">
            <text:p text:style-name="P4">Configuration setup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93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94" office:value-type="string">
            <text:p text:style-name="P4">To check whether the client is configured with IMAP email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95" office:value-type="string">
            <text:p text:style-name="P4">Remote Client should be pre-configured with IMAP e-mail client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97" office:value-type="string">
            <text:p text:style-name="P6">1. Internet Access. <text:s text:c="20"/></text:p>
            <text:p text:style-name="P6">2. Less secured access enable email account</text:p>
            <text:p text:style-name="P23">3. Raspberry pi should be Power on </text:p>
            <text:p text:style-name="P23">4. Internet Message Access <text:s/>Protocol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97" office:value-type="string">
            <text:list xml:id="list6687403816088253106" text:style-name="WWNum9">
              <text:list-header>
                <text:p text:style-name="P22">Remote client support single notification at a time.</text:p>
              </text:list-header>
            </text:list>
          </table:table-cell>
        </table:table-row>
        <table:table-row table:style-name="Usecase.9">
          <table:table-cell table:style-name="Usecase.B2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98" office:value-type="string">
            <text:p text:style-name="P9"/>
          </table:table-cell>
        </table:table-row>
        <table:table-row>
          <table:table-cell table:style-name="Usecase.B2" table:number-rows-spanned="8" office:value-type="string">
            <text:p text:style-name="P83"/>
            <text:p text:style-name="P85">12</text:p>
          </table:table-cell>
          <table:table-cell table:style-name="Usecase.B2" office:value-type="string">
            <text:p text:style-name="P52">Use Case ID</text:p>
          </table:table-cell>
          <table:table-cell table:style-name="Usecase.C99" office:value-type="string">
            <text:p text:style-name="P4">IOT_AS_UC_12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100" office:value-type="string">
            <text:p text:style-name="P4">Raspberry pi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101" office:value-type="string">
            <text:p text:style-name="P4">Reading Email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102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103" office:value-type="string">
            <text:p text:style-name="P9"><text:span text:style-name="T41">1. </text:span><text:span text:style-name="T38">To check whether the client is able to search for unseen email.</text:span></text:p>
            <text:p text:style-name="P9"><text:span text:style-name="T41">2. </text:span><text:span text:style-name="T38">To check whether the client is able to read received email.</text:span></text:p>
            <text:p text:style-name="P10"><text:span text:style-name="T41">3. </text:span><text:span text:style-name="T38">To check whether the client is able to read received email from</text:span></text:p>
            <text:p text:style-name="P5"><text:s text:c="5"/>secured email account.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104" office:value-type="string">
            <text:p text:style-name="P9"><text:span text:style-name="T41">1. </text:span><text:span text:style-name="T38">Client should search <text:s/>unseen email.</text:span></text:p>
            <text:p text:style-name="P9"><text:span text:style-name="T41">2. </text:span><text:span text:style-name="T38">Client should <text:s/>read received email.</text:span></text:p>
            <text:p text:style-name="P10"><text:span text:style-name="T41">3. </text:span><text:span text:style-name="T38">Client should display message as invalid user name or</text:span></text:p>
            <text:p text:style-name="P5"><text:s text:c="4"/>password.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106" office:value-type="string">
            <text:p text:style-name="P6">1. Internet Access. <text:s text:c="21"/></text:p>
            <text:p text:style-name="P6">2. Secured access enable email account. <text:s/></text:p>
            <text:p text:style-name="P23">3. Raspberry pi should be Power on.</text:p>
            <text:p text:style-name="P23">4. Internet Message Access <text:s/>Protocol.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106" office:value-type="string">
            <text:list xml:id="list102005782193648" text:continue-numbering="true" text:style-name="WWNum9">
              <text:list-header>
                <text:p text:style-name="P22">Remote client support single notification at a time.</text:p>
              </text:list-header>
            </text:list>
          </table:table-cell>
        </table:table-row>
        <table:table-row table:style-name="Usecase.9">
          <table:table-cell table:style-name="Usecase.B2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107" office:value-type="string">
            <text:p text:style-name="P9"/>
          </table:table-cell>
        </table:table-row>
        <table:table-row>
          <table:table-cell table:style-name="Usecase.B2" table:number-rows-spanned="8" office:value-type="string">
            <text:p text:style-name="P85">13</text:p>
          </table:table-cell>
          <table:table-cell table:style-name="Usecase.B2" office:value-type="string">
            <text:p text:style-name="P52">Use Case ID</text:p>
          </table:table-cell>
          <table:table-cell table:style-name="Usecase.C108" office:value-type="string">
            <text:p text:style-name="P4">IOT_AS_UC_13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109" office:value-type="string">
            <text:p text:style-name="P4">Speaker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110" office:value-type="string">
            <text:p text:style-name="P4">Alarm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111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112" office:value-type="string">
            <text:p text:style-name="P10"><text:span text:style-name="T41">1. </text:span><text:span text:style-name="T38">To check whether the client is able to trigger alarm when</text:span></text:p>
            <text:p text:style-name="P5"><text:s text:c="5"/>received mail is build fails.</text:p>
            <text:p text:style-name="P9"><text:span text:style-name="T41">2. </text:span><text:span text:style-name="T38">To check whether the user is able to <text:s/>stop alarm.</text:span></text:p>
            <text:p text:style-name="P9"><text:span text:style-name="T41">3. </text:span><text:span text:style-name="T38">To Check whether alarm is stopping after predefined time.</text:span>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113" office:value-type="string">
            <text:p text:style-name="P9"><text:span text:style-name="T40">1. </text:span><text:span text:style-name="T38">Client should trigger alarm when received mail is build fails.</text:span></text:p>
            <text:p text:style-name="P9"><text:span text:style-name="T40">2. </text:span><text:span text:style-name="T38">User should be able to stop alarm.</text:span></text:p>
            <text:p text:style-name="P9"><text:span text:style-name="T40">3. </text:span><text:span text:style-name="T38">Alarm should be <text:s/>stopped after predefined time.</text:span>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115" office:value-type="string">
            <text:p text:style-name="P6">1. Internet Access <text:s text:c="19"/></text:p>
            <text:p text:style-name="P6">2. Less secured access enable email account</text:p>
            <text:p text:style-name="P23">3. Raspberry pi should be Power on </text:p>
            <text:p text:style-name="P23">4. Internet Message Access <text:s/>Protocol</text:p>
            <text:p text:style-name="P25">5. Unread email should be present in inbox with subject jenkins </text:p>
            <text:p text:style-name="P25"><text:s text:c="3"/>build fail status</text:p>
            <text:p text:style-name="P28"><text:span text:style-name="T38">6. Speaker must be conected with Raspberryp</text:span><text:span text:style-name="T41">i</text:span>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115" office:value-type="string">
            <text:list xml:id="list102007131432141" text:continue-numbering="true" text:style-name="WWNum9">
              <text:list-header>
                <text:p text:style-name="P22">Remote client support single notification at a time.</text:p>
              </text:list-header>
            </text:list>
          </table:table-cell>
        </table:table-row>
        <table:table-row table:style-name="Usecase.9">
          <table:table-cell table:style-name="Usecase.B2" office:value-type="string">
            <text:p text:style-name="P81"/>
          </table:table-cell>
          <table:table-cell table:style-name="Usecase.B2" office:value-type="string">
            <text:p text:style-name="P52"/>
          </table:table-cell>
          <table:table-cell table:style-name="Usecase.C116" office:value-type="string">
            <text:p text:style-name="P9"/>
          </table:table-cell>
        </table:table-row>
        <table:table-row>
          <table:table-cell table:style-name="Usecase.B2" table:number-rows-spanned="8" office:value-type="string">
            <text:p text:style-name="P85">14</text:p>
          </table:table-cell>
          <table:table-cell table:style-name="Usecase.B2" office:value-type="string">
            <text:p text:style-name="P52">Use Case ID</text:p>
          </table:table-cell>
          <table:table-cell table:style-name="Usecase.C117" office:value-type="string">
            <text:p text:style-name="P4">IOT_AS_UC_14</text:p>
          </table:table-cell>
        </table:table-row>
        <table:table-row>
          <table:covered-table-cell/>
          <table:table-cell table:style-name="Usecase.B2" office:value-type="string">
            <text:p text:style-name="P52">Use Case Name</text:p>
          </table:table-cell>
          <table:table-cell table:style-name="Usecase.C118" office:value-type="string">
            <text:p text:style-name="P4">LCD</text:p>
          </table:table-cell>
        </table:table-row>
        <table:table-row>
          <table:covered-table-cell/>
          <table:table-cell table:style-name="Usecase.B2" office:value-type="string">
            <text:p text:style-name="P8">Functionality</text:p>
          </table:table-cell>
          <table:table-cell table:style-name="Usecase.C119" office:value-type="string">
            <text:p text:style-name="P4">Display</text:p>
          </table:table-cell>
        </table:table-row>
        <table:table-row>
          <table:covered-table-cell/>
          <table:table-cell table:style-name="Usecase.B2" office:value-type="string">
            <text:p text:style-name="P52">Actors</text:p>
          </table:table-cell>
          <table:table-cell table:style-name="Usecase.C120" office:value-type="string">
            <text:p text:style-name="P33"><text:span text:style-name="T45">I</text:span><text:span text:style-name="T46">o</text:span><text:span text:style-name="T45">T B</text:span><text:span text:style-name="T46">ased</text:span><text:span text:style-name="T45"> A</text:span><text:span text:style-name="T46">lart</text:span><text:span text:style-name="T45"> S</text:span><text:span text:style-name="T46">ystem</text:span><text:span text:style-name="T45"> T</text:span><text:span text:style-name="T46">o</text:span><text:span text:style-name="T45"> </text:span><text:span text:style-name="T46">Higlight</text:span><text:span text:style-name="T45"> P</text:span><text:span text:style-name="T46">rocess</text:span><text:span text:style-name="T45"> F</text:span><text:span text:style-name="T46">ailed</text:span><text:span text:style-name="T45"> </text:span></text:p>
          </table:table-cell>
        </table:table-row>
        <table:table-row>
          <table:covered-table-cell/>
          <table:table-cell table:style-name="Usecase.B2" office:value-type="string">
            <text:p text:style-name="P52">Description</text:p>
          </table:table-cell>
          <table:table-cell table:style-name="Usecase.C121" office:value-type="string">
            <text:p text:style-name="P11"><text:span text:style-name="T40">1. </text:span><text:span text:style-name="T38">To check whether the client is able to flash message on display</text:span></text:p>
            <text:p text:style-name="P7"><text:soft-page-break/><text:s text:c="4"/>when received mail is build fails.</text:p>
            <text:p text:style-name="P9"><text:span text:style-name="T40">2. </text:span><text:span text:style-name="T38">To check whether the user is able to <text:s/>stop flash message.</text:span></text:p>
          </table:table-cell>
        </table:table-row>
        <table:table-row>
          <table:covered-table-cell/>
          <table:table-cell table:style-name="Usecase.B2" office:value-type="string">
            <text:p text:style-name="P52">Trigger</text:p>
          </table:table-cell>
          <table:table-cell table:style-name="Usecase.C122" office:value-type="string">
            <text:p text:style-name="P9"><text:span text:style-name="T40">1. </text:span><text:span text:style-name="T38">Client should flash message on display as build fails.</text:span></text:p>
            <text:p text:style-name="P9"><text:span text:style-name="T40">2. </text:span><text:span text:style-name="T38">User should be able to stop flash message.</text:span></text:p>
          </table:table-cell>
        </table:table-row>
        <table:table-row>
          <table:covered-table-cell/>
          <table:table-cell table:style-name="Usecase.B2" office:value-type="string">
            <text:p text:style-name="P52">Preconditions</text:p>
          </table:table-cell>
          <table:table-cell table:style-name="Usecase.C123" office:value-type="string">
            <text:p text:style-name="P6">1. Internet Access. <text:s text:c="21"/></text:p>
            <text:p text:style-name="P6">2. Less secured access enable email account </text:p>
            <text:p text:style-name="P23">3. Raspberry pi should be Power on</text:p>
            <text:p text:style-name="P23">4. Internet Message Access <text:s/>Protocol</text:p>
            <text:p text:style-name="P25">5. Unread email should be present in inbox with subject jenkins</text:p>
            <text:p text:style-name="P25"><text:s text:c="4"/>build fail status</text:p>
            <text:p text:style-name="P25">6. LCD must be conected with Raspberrypi</text:p>
          </table:table-cell>
        </table:table-row>
        <table:table-row>
          <table:covered-table-cell/>
          <table:table-cell table:style-name="Usecase.B2" office:value-type="string">
            <text:p text:style-name="P53">Limitations</text:p>
          </table:table-cell>
          <table:table-cell table:style-name="Usecase.C124" office:value-type="string">
            <text:list xml:id="list102006521204411" text:continue-numbering="true" text:style-name="WWNum9">
              <text:list-header>
                <text:p text:style-name="P22">Remote client support single notification at a time.</text:p>
              </text:list-header>
            </text:list>
          </table:table-cell>
        </table:table-row>
      </table:table>
      <text:p text:style-name="P75"/>
      <text:p text:style-name="P76"/>
      <text:p text:style-name="P76"/>
      <text:p text:style-name="P76"/>
      <text:p text:style-name="P76">3. Abbreviation</text:p>
      <text:p text:style-name="P76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9"><text:span text:style-name="T27">Term</text:span></text:p>
            </table:table-cell>
            <table:table-cell table:style-name="Table3.A1" office:value-type="string">
              <text:p text:style-name="P94"><text:span text:style-name="T28">Definition</text:span>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92">IOT_AS_UC</text:p>
          </table:table-cell>
          <table:table-cell table:style-name="Table3.A2" office:value-type="string">
            <text:p text:style-name="P27">IOT Based Alert System Use Case</text:p>
          </table:table-cell>
        </table:table-row>
        <table:table-row table:style-name="Table3.2">
          <table:table-cell table:style-name="Table3.A2" office:value-type="string">
            <text:p text:style-name="P93"><text:span text:style-name="T7">IMAP</text:span><text:span text:style-name="T8"> </text:span></text:p>
          </table:table-cell>
          <table:table-cell table:style-name="Table3.A2" office:value-type="string">
            <text:p text:style-name="P26"><text:span text:style-name="T62">I</text:span><text:span text:style-name="T8">nternet Message Access <text:s/>Protocol</text:span></text:p>
          </table:table-cell>
        </table:table-row>
        <table:table-row table:style-name="Table3.4">
          <table:table-cell table:style-name="Table3.A4" office:value-type="string">
            <text:p text:style-name="P20"><text:span text:style-name="T8">GIT</text:span></text:p>
          </table:table-cell>
          <table:table-cell table:style-name="Table3.B4" office:value-type="string">
            <text:p text:style-name="P20"><text:span text:style-name="T9">D</text:span><text:span text:style-name="T8">istributed </text:span><text:span text:style-name="T9">V</text:span><text:span text:style-name="T8">ersion </text:span><text:span text:style-name="T9">C</text:span><text:span text:style-name="T8">ontrol </text:span><text:span text:style-name="T9">S</text:span><text:span text:style-name="T8">ystem </text:span></text:p>
          </table:table-cell>
        </table:table-row>
        <table:table-row table:style-name="Table3.5">
          <table:table-cell table:style-name="Table3.A4" office:value-type="string">
            <text:p text:style-name="P20"><text:span text:style-name="T8">Jenkins</text:span></text:p>
          </table:table-cell>
          <table:table-cell table:style-name="Table3.B4" office:value-type="string">
            <text:p text:style-name="P20"><text:span text:style-name="T8">Build and Integration Tool</text:span></text:p>
          </table:table-cell>
        </table:table-row>
        <table:table-row table:style-name="Table3.5">
          <table:table-cell table:style-name="Table3.A4" office:value-type="string">
            <text:p text:style-name="P20"><text:span text:style-name="T29">Raspberry Pi</text:span></text:p>
          </table:table-cell>
          <table:table-cell table:style-name="Table3.B4" office:value-type="string">
            <text:p text:style-name="P20"><text:span text:style-name="T29">Development board 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Arial" style:font-family-asian="Arial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No" style:family="paragraph" style:parent-style-name="Standard_20__28_user_29_" style:next-style-name="Standard_20__28_user_29_">
      <style:paragraph-properties fo:text-align="center" style:justify-single-word="false"/>
      <style:text-properties style:font-size-complex="10pt"/>
    </style:style>
    <style:style style:name="Version" style:family="paragraph" style:parent-style-name="DocNo"/>
    <style:style style:name="DocDate" style:family="paragraph" style:parent-style-name="Standard_20__28_user_29_" style:next-style-name="Standard_20__28_user_29_">
      <style:paragraph-properties fo:text-align="center" style:justify-single-word="false"/>
      <style:text-properties style:font-size-complex="10pt"/>
    </style:style>
    <style:style style:name="SubHeading" style:family="paragraph" style:parent-style-name="Standard_20__28_user_29_">
      <style:paragraph-properties fo:margin-left="0.559cm" fo:margin-right="0cm" fo:margin-top="0.635cm" fo:margin-bottom="0cm" loext:contextual-spacing="false" fo:text-align="center" style:justify-single-word="false" fo:text-indent="-0.559cm" style:auto-text-indent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/>
    </style:style>
    <style:style style:name="Cell" style:family="paragraph" style:parent-style-name="Text_20_body">
      <style:paragraph-properties fo:margin-top="0.106cm" fo:margin-bottom="0.106cm" loext:contextual-spacing="fals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ellHead" style:family="paragraph" style:parent-style-name="Cell">
      <style:paragraph-properties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20pt" style:letter-kerning="true" style:font-name-asian="Calibri Light" style:font-family-asian="'Calibri Light'" style:font-family-generic-asian="swiss" style:font-pitch-asian="variable" style:font-size-asian="20pt" style:font-name-complex="Arial" style:font-family-complex="Arial" style:font-family-generic-complex="swiss" style:font-pitch-complex="variable" style:font-size-complex="16pt" style:font-weight-complex="bold"/>
    </style:style>
    <style:style style:name="Footer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1" fo:font-family="Calibri" style:font-family-generic="roman" style:font-pitch="variable"/>
    </style:style>
    <style:style style:name="Header" style:family="paragraph" style:parent-style-name="Standard" style:class="extra"/>
    <style:style style:name="annotation_20_text" style:display-name="annotation text" style:family="paragraph" style:parent-style-name="Standard" style:default-outline-level="">
      <style:text-properties style:font-name="Univers" fo:font-family="Univers" style:font-family-generic="roman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97" style:display-name="ListLabel 297" style:family="text">
      <style:text-properties style:font-name="FreeSans" fo:font-family="FreeSans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9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9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29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30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30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30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30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304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305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87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size="12pt" fo:font-style="normal" style:text-underline-style="none" fo:font-weight="normal" officeooo:paragraph-rsid="002a3c69" style:font-name-asian="Cambri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weight="normal" officeooo:paragraph-rsid="002a3c69" style:font-weight-asian="normal" style:font-weight-complex="normal"/>
    </style:style>
    <style:style style:name="MT1" style:family="text">
      <style:text-properties style:font-name="Calibri1" fo:font-size="11pt" style:font-size-asian="11pt" style:font-size-complex="11pt"/>
    </style:style>
    <style:style style:name="MT2" style:family="text">
      <style:text-properties style:font-name="Times new roman"/>
    </style:style>
    <style:style style:name="MT3" style:family="text">
      <style:text-properties style:font-name="Times new roman" style:font-weight-complex="bold"/>
    </style:style>
    <style:style style:name="MT4" style:family="text">
      <style:text-properties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MT5" style:family="text">
      <style:text-properties fo:color="#000000" fo:font-size="11pt" style:text-underline-style="none" officeooo:rsid="002b9d84" fo:background-color="#ffffff" loext:char-shading-value="0" style:font-size-asian="11pt" style:font-name-complex="Calibri2" style:font-size-complex="11pt"/>
    </style:style>
    <style:style style:name="MT6" style:family="text">
      <style:text-properties fo:text-transform="uppercase"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5.08cm" svg:height="1.016cm" draw:z-index="9"><draw:image xlink:href="Pictures/10000000000000C00000002992B92E90F5C82D2A.png" xlink:type="simple" xlink:show="embed" xlink:actuate="onLoad"/></draw:frame> <text:s text:c="55"/><text:span text:style-name="MT1"><text:s/><text:tab/></text:span><text:span text:style-name="MT2"><text:tab/> <text:s text:c="4"/></text:span><text:span text:style-name="MT3">Use case Specification</text:span><text:span text:style-name="MT2"> v 1.0</text:span></text:p>
      </style:header>
      <style:footer>
        <text:p text:style-name="MP2"><text:span text:style-name="MT4">Votary Softech Solutions Pvt. Ltd.| Copyright ©201</text:span><text:span text:style-name="MT5">7</text:span><text:span text:style-name="MT4">| </text:span><text:span text:style-name="MT6">Confidential <text:s text:c="36"/></text:span><text:span text:style-name="MT4">Page </text:span><text:span text:style-name="MT4"><text:page-number text:select-page="current">1</text:page-number></text:span><text:span text:style-name="MT4"> of 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1:49:45.444050708</meta:creation-date>
    <dc:date>2017-07-24T10:20:01.383802404</dc:date>
    <meta:editing-duration>PT1H17M6S</meta:editing-duration>
    <meta:editing-cycles>19</meta:editing-cycles>
    <meta:generator>LibreOffice/5.1.6.2$Linux_X86_64 LibreOffice_project/10m0$Build-2</meta:generator>
    <meta:document-statistic meta:table-count="4" meta:image-count="1" meta:object-count="0" meta:page-count="10" meta:paragraph-count="367" meta:word-count="1579" meta:character-count="10076" meta:non-whitespace-character-count="8519"/>
  </office:meta>
</office:document-meta>
</file>